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21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28" style:family="table-cell" style:parent-style-name="Default" style:data-style-name="N0">
      <style:table-cell-properties fo:border="thin solid #000000" style:vertical-align="middle" fo:background-color="#BDD7E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B4C6E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29FC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DCD9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38" style:family="table-cell" style:parent-style-name="Default" style:data-style-name="N0">
      <style:table-cell-properties fo:border="thin solid #000000" fo:background-color="#7DCD96"/>
    </style:style>
    <style:style style:name="ce39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729FCF"/>
    </style:style>
    <style:style style:name="ce4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#BDD7EE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45520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1.905cm" style:use-optimal-column-width="true"/>
    </style:style>
    <style:style style:name="co22" style:family="table-column">
      <style:table-column-properties fo:break-before="auto" style:column-width="3.91583333333333cm" style:use-optimal-column-width="true"/>
    </style:style>
    <style:style style:name="co23" style:family="table-column">
      <style:table-column-properties fo:break-before="auto" style:column-width="4.33916666666667cm" style:use-optimal-column-width="true"/>
    </style:style>
    <style:style style:name="co24" style:family="table-column">
      <style:table-column-properties fo:break-before="auto" style:column-width="3.042708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0458333333333cm" style:use-optimal-column-width="true"/>
    </style:style>
    <style:style style:name="co27" style:family="table-column">
      <style:table-column-properties fo:break-before="auto" style:column-width="3.28083333333333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3.14854166666667cm" style:use-optimal-column-width="true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5.000625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778125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1.61395833333333cm" style:use-optimal-column-width="true"/>
    </style:style>
    <style:style style:name="co42" style:family="table-column">
      <style:table-column-properties fo:break-before="auto" style:column-width="5.635625cm"/>
    </style:style>
    <style:style style:name="co43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oradata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oradata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oradata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11/app/oracle/oradata/KERAPROY/redo03a.log’,</text:p>
            <text:p>'/u12/app/oracle/oradata/KERAPROY/redo03b.log’,</text:p>
            <text:p>'/u13/app/oracle/oradata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Archivo de passwords</text:p>
          </table:table-cell>
          <table:table-cell office:value-type="string" table:style-name="ce4">
            <text:p>SYS=systemgym</text:p>
            <text:p>SYSBACKUP=systemgym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ER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YM_MATERIAL_MULTIMEDI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EMPLEAD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DMINISTRA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_EMPLEADO</text:p>
          </table:table-cell>
          <table:table-cell office:value-type="string" table:style-name="ce12">
            <text:p>INFO_GYM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1">
            <text:p>SAL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URL_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ALA_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POSI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HISTORICO_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LIENTE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REDENCIAL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SESION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EXPEDIENTE_CLIENTE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ENSOR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LORIAS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ERENTE DEL GIMNASIO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YM_MATERIAL_MULTIMEDIA</text:p>
          </table:table-cell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YM_MATERIAL_MULTIMEDIA</text:p>
          </table:table-cell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MPLEADO</text:p>
          </table:table-cell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ADMINISTRATIVO</text:p>
          </table:table-cell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INSTRUCTOR</text:p>
          </table:table-cell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_EMPLEADO</text:p>
          </table:table-cell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URL_INSTRUCTOR</text:p>
          </table:table-cell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URL_INSTRUCTOR</text:p>
          </table:table-cell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ALA_DISCIPLINA</text:p>
          </table:table-cell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CIPLINA</text:p>
          </table:table-cell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POSITIVO</text:p>
          </table:table-cell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DISPOSITIVO</text:p>
          </table:table-cell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DISPOSITIVO</text:p>
          </table:table-cell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TATUS_DISP</text:p>
          </table:table-cell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HISTORICO_STATUS_DISP</text:p>
          </table:table-cell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LIENTE</text:p>
          </table:table-cell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REDENCIAL</text:p>
          </table:table-cell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REDENCIAL</text:p>
          </table:table-cell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ESION</text:p>
          </table:table-cell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XPEDIENTE_CLIENTE</text:p>
          </table:table-cell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EXPEDIENTE_CLIENTE</text:p>
          </table:table-cell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ALORIAS</text:p>
          </table:table-cell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ALORIAS</text:p>
          </table:table-cell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YM_MATERIAL_MULTIMEDIA</text:p>
          </table:table-cell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ISCIPLINA</text:p>
          </table:table-cell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number-rows-repeated="1048503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8">
            <text:p>Nombre del tablespace</text:p>
          </table:table-cell>
          <table:table-cell office:value-type="string" table:style-name="ce18">
            <text:p>Configuración</text:p>
          </table:table-cell>
          <table:table-cell table:style-name="ce1"/>
          <table:table-cell office:value-type="string" table:style-name="ce9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19">
            <text:p>system</text:p>
          </table:table-cell>
          <table:table-cell office:value-type="string" table:style-name="ce20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21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sysaux</text:p>
          </table:table-cell>
          <table:table-cell office:value-type="string" table:style-name="ce2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22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temptbs1</text:p>
          </table:table-cell>
          <table:table-cell office:value-type="string" table:style-name="ce2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23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undotbs1</text:p>
          </table:table-cell>
          <table:table-cell office:value-type="string" table:style-name="ce2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9">
            <text:p>blobtbs1</text:p>
          </table:table-cell>
          <table:table-cell office:value-type="string" table:style-name="ce20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</text:p>
          </table:table-cell>
          <table:table-cell office:value-type="string" table:style-name="ce25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_idx</text:p>
          </table:table-cell>
          <table:table-cell office:value-type="string" table:style-name="ce25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</text:p>
          </table:table-cell>
          <table:table-cell office:value-type="string" table:style-name="ce27">
            <text:p>size 500m autoextend on maxsize unlimited</text:p>
            <text:p>'/u14/app/oracle/oradata/KERAPROY/users01.dbf’ segment space management auto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_idx</text:p>
          </table:table-cell>
          <table:table-cell office:value-type="string" table:style-name="ce27">
            <text:p>size 250m autoextend on maxsize unlimited</text:p>
            <text:p>'/u14/app/oracle/oradata/KERAPROY/users_idx01.dbf’ segment space management auto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16379" table:default-cell-style-name="ce16"/>
        <table:table-row table:style-name="ro2">
          <table:table-cell office:value-type="string" table:style-name="ce28">
            <text:p>Nombre del tablespace</text:p>
          </table:table-cell>
          <table:table-cell office:value-type="string" table:style-name="ce28">
            <text:p>Objetivo/Beneficio</text:p>
          </table:table-cell>
          <table:table-cell office:value-type="string" table:style-name="ce29">
            <text:p>Tipo</text:p>
          </table:table-cell>
          <table:table-cell table:style-name="ce30"/>
          <table:table-cell office:value-type="string" table:style-name="ce31">
            <text:p>Módul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INFO_GYM</text:p>
          </table:table-cell>
          <table:table-cell office:value-type="string" table:style-name="ce25">
            <text:p>Almacenar todos los datos de las tablas del módulo INFO_GYM,</text:p>
            <text:p>a excepción de los datos blob y los índices.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4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INFO_GYM_IX</text:p>
          </table:table-cell>
          <table:table-cell office:value-type="string" table:style-name="ce25">
            <text:p>Almacenar todos los índices del modulo INFO_GYM, para distribuir la carga de trabajo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5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36">
            <text:p>USERS</text:p>
          </table:table-cell>
          <table:table-cell office:value-type="string" table:style-name="ce27">
            <text:p>Almacenar todos los datos de las tablas del módulo USERS, a excepción de los datos blob y sus índices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style-name="ro8">
          <table:table-cell office:value-type="string" table:style-name="ce36">
            <text:p>USERS_IX</text:p>
          </table:table-cell>
          <table:table-cell office:value-type="string" table:style-name="ce27">
            <text:p>Almacenar todos los índices del módulo USERS, para distribuir la carga de trabajo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number-rows-repeated="1048571" table:style-name="ro2">
          <table:table-cell table:number-columns-repeated="1638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8">
            <text:p>Nombre de la tabla</text:p>
          </table:table-cell>
          <table:table-cell office:value-type="string" table:style-name="ce18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YM_MATERIAL_MULTIMEDI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ADMINISTRA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_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URL_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_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POSI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HISTORICO_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" table:number-columns-repeated="16367" table:default-cell-style-name="ce1"/>
        <table:table-row table:style-name="ro2">
          <table:table-cell office:value-type="string" table:number-columns-spanned="5" table:number-rows-spanned="1" table:style-name="ce43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4">
            <text:p>USERS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5">
            <text:p>COMUNE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EMAIL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4" table:style-name="ro2">
          <table:table-cell table:number-columns-repeated="6"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9" table:style-name="ro2">
          <table:table-cell table:number-columns-repeated="7" table:style-name="ce1"/>
          <table:table-cell table:style-name="ce17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17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46">
            <text:p>Nombre de la columna CLOB/BLOB</text:p>
          </table:table-cell>
          <table:table-cell office:value-type="string" table:style-name="ce46">
            <text:p>Nombre del índice asociado a la columna CLOB/BLOB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l tablespace para la columna CLOB/BLOB</text:p>
          </table:table-cell>
          <table:table-cell office:value-type="string" table:style-name="ce46">
            <text:p>Nombre del tablespace para el índice de la columna CLOB/BLOB</text:p>
          </table:table-cell>
          <table:table-cell table:number-columns-repeated="3" table:style-name="ce4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48">
            <text:p>Fecha y hora</text:p>
          </table:table-cell>
          <table:table-cell office:value-type="string" table:style-name="ce48">
            <text:p>Datos REDO producidos (MB)</text:p>
          </table:table-cell>
          <table:table-cell office:value-type="string" table:style-name="ce48">
            <text:p>Fecha de Respaldo</text:p>
          </table:table-cell>
          <table:table-cell office:value-type="string" table:style-name="ce48">
            <text:p>Tipo de backup</text:p>
          </table:table-cell>
          <table:table-cell office:value-type="string" table:style-name="ce48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46">
            <text:p>Num. Script</text:p>
          </table:table-cell>
          <table:table-cell office:value-type="string" table:style-name="ce46">
            <text:p>Nombre del Script</text:p>
          </table:table-cell>
          <table:table-cell office:value-type="string" table:style-name="ce46">
            <text:p>Descripción</text:p>
          </table:table-cell>
          <table:table-cell table:number-columns-repeated="16381"/>
        </table:table-row>
        <table:table-row table:style-name="ro6">
          <table:table-cell office:value-type="float" office:value="1" table:style-name="ce47">
            <text:p>1</text:p>
          </table:table-cell>
          <table:table-cell office:value-type="string" table:style-name="ce49">
            <text:p>s-01-crea-pwd-param.sh</text:p>
          </table:table-cell>
          <table:table-cell office:value-type="string" table:style-name="ce49">
            <text:p>Creación del archivo de passwords y el pfile de inicio para la base de datos</text:p>
          </table:table-cell>
          <table:table-cell table:number-columns-repeated="16381"/>
        </table:table-row>
        <table:table-row table:style-name="ro6">
          <table:table-cell office:value-type="float" office:value="2" table:style-name="ce47">
            <text:p>2</text:p>
          </table:table-cell>
          <table:table-cell office:value-type="string" table:style-name="ce49">
            <text:p>s-02-crea-directorios.sh</text:p>
          </table:table-cell>
          <table:table-cell office:value-type="string" table:style-name="ce49">
            <text:p>Creación de los directorios necesarios para la correcta operación de la base de datos</text:p>
          </table:table-cell>
          <table:table-cell table:number-columns-repeated="16381"/>
        </table:table-row>
        <table:table-row table:style-name="ro6">
          <table:table-cell office:value-type="float" office:value="3" table:style-name="ce47">
            <text:p>3</text:p>
          </table:table-cell>
          <table:table-cell office:value-type="string" table:style-name="ce49">
            <text:p>s-03-creacion-bd.sql</text:p>
          </table:table-cell>
          <table:table-cell office:value-type="string" table:style-name="ce49">
            <text:p>Creación de la base de datos para Virtual Gym, junto con su diccionario de datos</text:p>
          </table:table-cell>
          <table:table-cell table:number-columns-repeated="16381"/>
        </table:table-row>
        <table:table-row table:style-name="ro6">
          <table:table-cell office:value-type="float" office:value="4" table:style-name="ce47">
            <text:p>4</text:p>
          </table:table-cell>
          <table:table-cell office:value-type="string" table:style-name="ce49">
            <text:p>s-04-tablespaces.sql</text:p>
          </table:table-cell>
          <table:table-cell office:value-type="string" table:style-name="ce49">
            <text:p>Creación de los tablespaces que se utilizarán en la base de datos.</text:p>
          </table:table-cell>
          <table:table-cell table:number-columns-repeated="16381"/>
        </table:table-row>
        <table:table-row table:style-name="ro6">
          <table:table-cell office:value-type="float" office:value="5" table:style-name="ce47">
            <text:p>5</text:p>
          </table:table-cell>
          <table:table-cell office:value-type="string" table:style-name="ce49">
            <text:p>s-05-crea-usuarios.sql</text:p>
          </table:table-cell>
          <table:table-cell office:value-type="string" table:style-name="ce49">
            <text:p>Creación de los usuarios para la manipulación de los módulos de la base de datos</text:p>
          </table:table-cell>
          <table:table-cell table:number-columns-repeated="16381"/>
        </table:table-row>
        <table:table-row table:style-name="ro4">
          <table:table-cell office:value-type="float" office:value="6" table:style-name="ce47">
            <text:p>6</text:p>
          </table:table-cell>
          <table:table-cell office:value-type="string" table:style-name="ce49">
            <text:p>s-06-crea-objetos.sql</text:p>
          </table:table-cell>
          <table:table-cell office:value-type="string" table:style-name="ce49">
            <text:p>Creación de tablas e índices</text:p>
          </table:table-cell>
          <table:table-cell table:number-columns-repeated="16381"/>
        </table:table-row>
        <table:table-row table:style-name="ro2">
          <table:table-cell office:value-type="float" office:value="7" table:style-name="ce47">
            <text:p>7</text:p>
          </table:table-cell>
          <table:table-cell table:number-columns-repeated="2" table:style-name="ce49"/>
          <table:table-cell table:number-columns-repeated="16381"/>
        </table:table-row>
        <table:table-row table:style-name="ro2">
          <table:table-cell office:value-type="float" office:value="8" table:style-name="ce47">
            <text:p>8</text:p>
          </table:table-cell>
          <table:table-cell table:number-columns-repeated="2" table:style-name="ce49"/>
          <table:table-cell table:number-columns-repeated="16381"/>
        </table:table-row>
        <table:table-row table:style-name="ro2">
          <table:table-cell office:value-type="float" office:value="9" table:style-name="ce47">
            <text:p>9</text:p>
          </table:table-cell>
          <table:table-cell table:number-columns-repeated="2" table:style-name="ce49"/>
          <table:table-cell table:number-columns-repeated="16381"/>
        </table:table-row>
        <table:table-row table:style-name="ro2">
          <table:table-cell office:value-type="float" office:value="10" table:style-name="ce47">
            <text:p>10</text:p>
          </table:table-cell>
          <table:table-cell table:number-columns-repeated="2" table:style-name="ce49"/>
          <table:table-cell table:number-columns-repeated="16381"/>
        </table:table-row>
        <table:table-row table:number-rows-repeated="10485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3T23:50:31Z</dc:date>
    <meta:editing-cycles>6</meta:editing-cycles>
    <meta:editing-duration>PT1623S</meta:editing-duration>
  </office:meta>
</office:document-meta>
</file>